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4"/>
        <table:table-column table:style-name="co2" table:number-columns-repeated="960" table:default-cell-style-name="ce4"/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Goal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11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11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11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11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Player 10</text:p>
          </table:table-cell>
          <table:table-cell table:number-columns-repeated="12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1:08:53.521147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3T21:22:27.649462496</dc:date>
    <meta:editing-duration>PT6H10M8S</meta:editing-duration>
    <meta:editing-cycles>39</meta:editing-cycles>
    <meta:generator>LibreOffice/6.3.5.2$Linux_X86_64 LibreOffice_project/30$Build-2</meta:generator>
    <meta:document-statistic meta:table-count="2" meta:cell-count="729" meta:object-count="0"/>
  </office:meta>
</office:document-meta>
</file>